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CheckVPN Documentation 1,0,5</text:p>
      <text:h text:style-name="Heading_20_1" text:outline-level="1">Summary</text:h>
      <text:p text:style-name="Standard">This tool check every x seconds your public ip adress, if it changes (vpn fall down for example) it stops one or several programs. When the VPN crash this tool can send a mail, play a sound.</text:p>
      <text:h text:style-name="Heading_20_1" text:outline-level="1">Requirements</text:h>
      <text:p text:style-name="Standard">- This tool work on Windows and Linux.</text:p>
      <text:p text:style-name="Standard">- You need to install JAVA 1,8 on your operating system</text:p>
      <text:h text:style-name="Heading_20_1" text:outline-level="1">Setting</text:h>
      <text:p text:style-name="Standard">- Download the .jar</text:p>
      <text:p text:style-name="Standard">- Double click on it</text:p>
      <text:p text:style-name="Standard">- Click on the button « Update ip » when the VPN is stopped to get your public ip address.</text:p>
      <text:p text:style-name="Standard">- Type the programs separated by semicolon that you would like to stop when the vpn is falling down (ex: utorrent.exe;firefox.exe on linux just put « firefox » no extension)</text:p>
      <text:p text:style-name="Standard">- Click on start button and the program will check every x seconds your ip address, if it not the vpn's ip the programs will be stopped by this tool.</text:p>
      <text:h text:style-name="P1" text:outline-level="2">Options</text:h>
      <text:p text:style-name="Standard">- The option « auto start » start the process automaticaly when you start the tool without clicking on the button « start ».</text:p>
      <text:p text:style-name="Standard">- If you remove the .ser file you will have the default parameters.</text:p>
      <text:p text:style-name="Standard">- Put a wav to play a sound when the VPN crash or let it empty for no sound.</text:p>
      <text:p text:style-name="Standard">- Set the mail parameters to send an email when the VPN crash.</text:p>
      <text:p text:style-name="Standard"/>
      <text:p text:style-name="Standard">the web site <text:a xlink:type="simple" xlink:href="http://check.vpn.free.fr/" text:style-name="Internet_20_link" text:visited-style-name="Visited_20_Internet_20_Link">http://check.vpn.free.f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rice roland</meta:initial-creator>
    <meta:creation-date>2016-05-04T08:49:02.41</meta:creation-date>
    <dc:date>2016-05-11T16:16:35.05</dc:date>
    <dc:creator>patrice roland</dc:creator>
    <meta:editing-duration>PT18M56S</meta:editing-duration>
    <meta:editing-cycles>8</meta:editing-cycles>
    <meta:generator>OpenOffice/4.1.2$Win32 OpenOffice.org_project/412m3$Build-9782</meta:generator>
    <meta:document-statistic meta:table-count="0" meta:image-count="0" meta:object-count="0" meta:page-count="1" meta:paragraph-count="18" meta:word-count="225" meta:character-count="1161"/>
  </office:meta>
</office:document-meta>
</file>